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1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2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3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5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6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7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8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9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2176383395365819189" text:style-name="L1">
        <text:list-item>
          <text:p text:style-name="P7">Create TileScript.cs with all properties/methods</text:p>
        </text:list-item>
        <text:list-item>
          <text:p text:style-name="P7">Create Tile prefabs/sprites</text:p>
        </text:list-item>
        <text:list-item>
          <text:p text:style-name="P7">Implement tile types</text:p>
          <text:list>
            <text:list-item>
              <text:p text:style-name="P7">dirt </text:p>
            </text:list-item>
            <text:list-item>
              <text:p text:style-name="P7">grass</text:p>
            </text:list-item>
            <text:list-item>
              <text:p text:style-name="P7">deep water</text:p>
            </text:list-item>
          </text:list>
        </text:list-item>
      </text:list>
      <text:list xml:id="list8695616486192627988" text:style-name="L2">
        <text:list-item>
          <text:p text:style-name="P8">Implement tile bool properties</text:p>
          <text:list>
            <text:list-item>
              <text:p text:style-name="P8">IsWalkable</text:p>
            </text:list-item>
            <text:list-item>
              <text:p text:style-name="P8">IsOccupiable</text:p>
            </text:list-item>
            <text:list-item>
              <text:p text:style-name="P8">IsBlockingLoS</text:p>
            </text:list-item>
            <text:list-item>
              <text:p text:style-name="P8">IsBuildable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1">World</text:p>
      <text:list xml:id="list6525527776352802365" text:style-name="L3">
        <text:list-item>
          <text:p text:style-name="P9">Create LevelManager/generator script</text:p>
        </text:list-item>
        <text:list-item>
          <text:p text:style-name="P9">Levelmanager creates world from text file</text:p>
        </text:list-item>
        <text:list-item>
          <text:p text:style-name="P9">Implement tile/world object creation pairings that create the combo's on map generation</text:p>
          <text:list>
            <text:list-item>
              <text:p text:style-name="P9">Grass with tree</text:p>
            </text:list-item>
            <text:list-item>
              <text:p text:style-name="P9">Grass with rubble</text:p>
            </text:list-item>
            <text:list-item>
              <text:p text:style-name="P9">Dirt with tree</text:p>
            </text:list-item>
            <text:list-item>
              <text:p text:style-name="P9">Dirt with Rock</text:p>
            </text:list-item>
            <text:list-item>
              <text:p text:style-name="P9">dirt with gold node</text:p>
            </text:list-item>
            <text:list-item>
              <text:p text:style-name="P9">dirt with steel node</text:p>
            </text:list-item>
            <text:list-item>
              <text:p text:style-name="P9">dirt with rubble</text:p>
            </text:list-item>
          </text:list>
        </text:list-item>
      </text:list>
      <text:p text:style-name="P1"><text:soft-page-break/>World Objects</text:p>
      <text:list xml:id="list4604918396643188531" text:style-name="L4">
        <text:list-item>
          <text:p text:style-name="P10">Implement WorldObject.cs / inheritance structure</text:p>
        </text:list-item>
        <text:list-item>
          <text:p text:style-name="P10">Implement worldobject prefabs</text:p>
          <text:list>
            <text:list-item>
              <text:p text:style-name="P10">tree</text:p>
            </text:list-item>
            <text:list-item>
              <text:p text:style-name="P10">rubble</text:p>
            </text:list-item>
            <text:list-item>
              <text:p text:style-name="P10">Gold Node</text:p>
            </text:list-item>
            <text:list-item>
              <text:p text:style-name="P10">Steel Node</text:p>
            </text:list-item>
            <text:list-item>
              <text:p text:style-name="P10">Rock</text:p>
            </text:list-item>
          </text:list>
        </text:list-item>
        <text:list-item>
          <text:p text:style-name="P10">Implement world object bool properties</text:p>
          <text:list>
            <text:list-item>
              <text:p text:style-name="P10">PreventsMovementThrough</text:p>
            </text:list-item>
            <text:list-item>
              <text:p text:style-name="P10">PreventsOccupation</text:p>
            </text:list-item>
            <text:list-item>
              <text:p text:style-name="P10">BlocksLoS</text:p>
            </text:list-item>
            <text:list-item>
              <text:p text:style-name="P10">ProvidesHalfCover</text:p>
            </text:list-item>
            <text:list-item>
              <text:p text:style-name="P10">ProvidesFullCover</text:p>
            </text:list-item>
          </text:list>
        </text:list-item>
      </text:list>
      <text:p text:style-name="P4">Sprint 2: Defenders, Enemies, Weapons, Movement, Abilities (completed 20/9/19)</text:p>
      <text:list xml:id="list447159337848493921" text:style-name="L5">
        <text:list-item>
          <text:p text:style-name="P11">Create LivingEntity cs and inheritance structure</text:p>
        </text:list-item>
        <text:list-item>
          <text:p text:style-name="P11">Create rifleman prefab</text:p>
        </text:list-item>
        <text:list-item>
          <text:p text:style-name="P11">Create Hive Charge and Hive Spitter prefabs</text:p>
        </text:list-item>
        <text:list-item>
          <text:p text:style-name="P11">Create UI panel for buying/selecting/placing defenders</text:p>
        </text:list-item>
        <text:list-item>
          <text:p text:style-name="P11">Create scripts</text:p>
          <text:list>
            <text:list-item>
              <text:p text:style-name="P11">AbilityDataSO</text:p>
            </text:list-item>
            <text:list-item>
              <text:p text:style-name="P11">Ability</text:p>
            </text:list-item>
            <text:list-item>
              <text:p text:style-name="P11">Ability Library</text:p>
            </text:list-item>
            <text:list-item>
              <text:p text:style-name="P11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5807849623676862031" text:style-name="L6">
        <text:list-item>
          <text:p text:style-name="P12">LoS implement DONE</text:p>
        </text:list-item>
        <text:list-item>
          <text:p text:style-name="P12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1649229128215282842" text:style-name="L7">
        <text:list-item>
          <text:p text:style-name="P13">Enemies target spaceship correctly DONE</text:p>
          <text:list>
            <text:list-item>
              <text:p text:style-name="P13">no erorrs occur when spaceship is destroyed DONE</text:p>
            </text:list-item>
          </text:list>
        </text:list-item>
        <text:list-item>
          <text:p text:style-name="P13">Spaceship HandleDeath method triggers eventmanager method DONE</text:p>
        </text:list-item>
        <text:list-item>
          <text:p text:style-name="P13">Implement EventManager StartNewGameOverEvent() DONE</text:p>
        </text:list-item>
        <text:list-item>
          <text:p text:style-name="P13">Camera moves towards and looks at space ship when destroyed DONE</text:p>
        </text:list-item>
        <text:list-item>
          <text:p text:style-name="P13">Space ship explosion animation OR yield wait for 2 seconds implemented DONE</text:p>
        </text:list-item>
        <text:list-item>
          <text:p text:style-name="P13">Game over panel created and designed DONE</text:p>
        </text:list-item>
        <text:list-item>
          <text:p text:style-name="P13">game over panel “Start Again” button reloads the scene DONE</text:p>
        </text:list-item>
        <text:list-item>
          <text:p text:style-name="P13">Add DontDestroyOnLoad() to all required singleton objects DONE</text:p>
        </text:list-item>
      </text:list>
      <text:p text:style-name="P4">Sprint 5: Camera movement (completed 23/9/19)</text:p>
      <text:list xml:id="list5957351904180360326" text:style-name="L8">
        <text:list-item>
          <text:p text:style-name="P14">Import cinemachine assets DONE</text:p>
        </text:list-item>
        <text:list-item>
          <text:p text:style-name="P14">Import cameramanager script from previous project DONE</text:p>
        </text:list-item>
        <text:list-item>
          <text:p text:style-name="P14">change all camera settings DONE</text:p>
          <text:list>
            <text:list-item>
              <text:p text:style-name="P14">camera is now orthographic, not perspective DONE</text:p>
            </text:list-item>
            <text:list-item>
              <text:p text:style-name="P14">fine tune camera settings / limitations DONE</text:p>
              <text:list>
                <text:list-item>
                  <text:p text:style-name="P14">min/max camera zoom</text:p>
                </text:list-item>
                <text:list-item>
                  <text:p text:style-name="P14">camera zoom speed</text:p>
                </text:list-item>
                <text:list-item>
                  <text:p text:style-name="P14">camera look speed</text:p>
                </text:list-item>
              </text:list>
            </text:list-item>
          </text:list>
        </text:list-item>
      </text:list>
      <text:list xml:id="list410626217779791997" text:style-name="L9">
        <text:list-item>
          <text:p text:style-name="P15">Implement camera looks at defender when selected DONE</text:p>
        </text:list-item>
        <text:list-item>
          <text:p text:style-name="P15">Implement camera looks at enemy during their activation DONE</text:p>
        </text:list-item>
        <text:list-item>
          <text:p text:style-name="P15">Implement camera looks at spaceship when it destroyed during game over event DONE</text:p>
        </text:list-item>
        <text:list-item>
          <text:p text:style-name="P15">Remove bugs, jittererness DONE</text:p>
        </text:list-item>
      </text:list>
      <text:p text:style-name="P4">Sprint 6: Tile logic updates (completed 23/9/19)</text:p>
      <text:list xml:id="list5225612085016036991" text:style-name="L10">
        <text:list-item>
          <text:p text:style-name="P16">refactor levelmanager occupy/unoccupy tile logic into tilescript DONE</text:p>
        </text:list-item>
        <text:list-item>
          <text:p text:style-name="P16">rework bool properties that handle occupation, Los and moveability of tiles DONE</text:p>
        </text:list-item>
        <text:list-item>
          <text:p text:style-name="P16">rework methods that handle occupation, Los and moveability of tiles DONE</text:p>
        </text:list-item>
        <text:list-item>
          <text:p text:style-name="P16"><text:soft-page-break/>Update Astar pathfinding and getpath method DONE</text:p>
        </text:list-item>
      </text:list>
      <text:p text:style-name="P4">Sprint 7: Simple map and new world objects</text:p>
      <text:list xml:id="list5531265477556235720" text:style-name="L11">
        <text:list-item>
          <text:p text:style-name="P17">Design and implement a simple but tactically interesting map for early dev phase DONE</text:p>
        </text:list-item>
        <text:list-item>
          <text:p text:style-name="P17">Rubble world object implemented and working DONE</text:p>
        </text:list-item>
        <text:list-item>
          <text:p text:style-name="P17">All tiles working DONE</text:p>
          <text:list>
            <text:list-item>
              <text:p text:style-name="P17">Water prevents movemen through and on DONE</text:p>
            </text:list-item>
          </text:list>
        </text:list-item>
      </text:list>
      <text:list xml:id="list6122628008174889006" text:style-name="L12">
        <text:list-item>
          <text:p text:style-name="P18">All world objects working DONE</text:p>
          <text:list>
            <text:list-item>
              <text:p text:style-name="P18">rubble can be moved through but not moved on DONE</text:p>
            </text:list-item>
            <text:list-item>
              <text:p text:style-name="P18">trees cant be moved through or on DONE</text:p>
            </text:list-item>
            <text:list-item>
              <text:p text:style-name="P18">rock walls cant be moved through or on DONE</text:p>
            </text:list-item>
          </text:list>
        </text:list-item>
      </text:list>
      <text:list xml:id="list3549057777146603820" text:style-name="L13">
        <text:list-item>
          <text:p text:style-name="P19">New camoflage system DONE</text:p>
        </text:list-item>
      </text:list>
      <text:list xml:id="list7407216742610347056" text:style-name="L14">
        <text:list-item>
          <text:p text:style-name="P20">camoflage is applied whenever a character moves onto a grass tile DONE</text:p>
        </text:list-item>
        <text:list-item>
          <text:p text:style-name="P20">camoflage is removed whenever a characters moves onto a tile that is not a grass tile DONE</text:p>
        </text:list-item>
      </text:list>
      <text:p text:style-name="P4">Sprint 8: Income, resources and costs (completed 23/9/19)</text:p>
      <text:list xml:id="list1294464553033076159" text:style-name="L15">
        <text:list-item>
          <text:p text:style-name="P21">Implement PlayerDataManager script (replaces GameManager) DONE</text:p>
        </text:list-item>
      </text:list>
      <text:list xml:id="list3820628172976106200" text:style-name="L16">
        <text:list-item>
          <text:p text:style-name="P22">PlayerDataManager.ModifyGold working DONE</text:p>
          <text:list>
            <text:list-item>
              <text:p text:style-name="P22">modifies currentGold variable DONE</text:p>
            </text:list-item>
            <text:list-item>
              <text:p text:style-name="P22">updates gold amount text on top panel DONE</text:p>
            </text:list-item>
          </text:list>
        </text:list-item>
        <text:list-item>
          <text:p text:style-name="P22">Gold</text:p>
          <text:list>
            <text:list-item>
              <text:p text:style-name="P22">Player starts with X gold (maybe 10) working DONE</text:p>
            </text:list-item>
            <text:list-item>
              <text:p text:style-name="P22">Rifleman has a gold cost stat</text:p>
            </text:list-item>
            <text:list-item>
              <text:p text:style-name="P22">Buying a rifleman reduces gold DONE</text:p>
            </text:list-item>
            <text:list-item>
              <text:p text:style-name="P22">Player cannot buy a rifleman if they do not not have enough gold DONE</text:p>
            </text:list-item>
            <text:list-item>
              <text:p text:style-name="P22">Player generates gold passively on turn start working DONE</text:p>
            </text:list-item>
          </text:list>
        </text:list-item>
      </text:list>
      <text:list xml:id="list2499913309686618822" text:style-name="L17">
        <text:list-item>
          <text:p text:style-name="P23">ToweButton Script complete rework DONE</text:p>
        </text:list-item>
      </text:list>
      <text:list xml:id="list8060460918682766298" text:style-name="L18">
        <text:list-item>
          <text:p text:style-name="P24">Change name: DefenderButton DONE</text:p>
        </text:list-item>
        <text:list-item>
          <text:p text:style-name="P24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2646063018830486143" text:style-name="L19">
        <text:list-item>
          <text:p text:style-name="P25">Add top panel text to indicate the current player turn DONE</text:p>
        </text:list-item>
        <text:list-item>
          <text:p text:style-name="P25">Give turnmanager a reference to this text DONE</text:p>
        </text:list-item>
        <text:list-item>
          <text:p text:style-name="P25">Decide timing of when a new enemy wave spawns (on player turn start? End?) DONE (player tur start, before defender.OnTurnStart events) DONE</text:p>
        </text:list-item>
        <text:list-item>
          <text:p text:style-name="P25">New methods</text:p>
          <text:list>
            <text:list-item>
              <text:p text:style-name="P25">UpdatePlayerTurnText DONE</text:p>
            </text:list-item>
            <text:list-item>
              <text:p text:style-name="P25">ModifyPlayerTurnCount DONE</text:p>
            </text:list-item>
          </text:list>
        </text:list-item>
      </text:list>
      <text:list xml:id="list4842906550229740078" text:style-name="L20">
        <text:list-item>
          <text:p text:style-name="P26">Change enemy sprites</text:p>
          <text:list>
            <text:list-item>
              <text:p text:style-name="P26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9000442321031791653" text:style-name="L21">
        <text:list-item>
          <text:p text:style-name="P27">PlayerDataManager has a current troop amount and max troop amount property DONE</text:p>
        </text:list-item>
        <text:list-item>
          <text:p text:style-name="P27">top panel display current and max troop count values DONE</text:p>
          <text:list>
            <text:list-item>
              <text:p text:style-name="P27">get troop count icon DONE</text:p>
            </text:list-item>
            <text:list-item>
              <text:p text:style-name="P27">current troop count text DONE</text:p>
            </text:list-item>
            <text:list-item>
              <text:p text:style-name="P27">max troop count text DONE</text:p>
            </text:list-item>
          </text:list>
        </text:list-item>
      </text:list>
      <text:list xml:id="list5662530203024795146" text:style-name="L22">
        <text:list-item>
          <text:p text:style-name="P28">Player Data manager</text:p>
          <text:list>
            <text:list-item>
              <text:p text:style-name="P28">ModifyCurrentTroopCount DONE</text:p>
            </text:list-item>
            <text:list-item>
              <text:p text:style-name="P28">ModifyCurrentTroopCountText DONE</text:p>
            </text:list-item>
            <text:list-item>
              <text:p text:style-name="P28">ModifyMaxTroopCount DONE</text:p>
            </text:list-item>
            <text:list-item>
              <text:p text:style-name="P28">ModifyMaxtTroopCountText DONE</text:p>
            </text:list-item>
            <text:list-item>
              <text:p text:style-name="P28">Global settings has a property for starting troop count limit DONE</text:p>
            </text:list-item>
          </text:list>
        </text:list-item>
      </text:list>
      <text:list xml:id="list40412734" text:continue-list="list9000442321031791653" text:style-name="L21">
        <text:list-item>
          <text:p text:style-name="P27">Implement defender troop cost</text:p>
          <text:list>
            <text:list-item>
              <text:p text:style-name="P27">defenders have a troop cost property DONE</text:p>
            </text:list-item>
            <text:list-item>
              <text:p text:style-name="P27">recruiting a defender increases troop count DONE</text:p>
            </text:list-item>
            <text:list-item>
              <text:p text:style-name="P27"><text:soft-page-break/>a defender dying reduces the current troop count DONE</text:p>
            </text:list-item>
            <text:list-item>
              <text:p text:style-name="P27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8394178102281556931" text:style-name="L23">
        <text:list-item>
          <text:p text:style-name="P29">Rifleman abilities</text:p>
          <text:list>
            <text:list-item>
              <text:p text:style-name="P29">Throw Hand Grenade DONE</text:p>
            </text:list-item>
            <text:list-item>
              <text:p text:style-name="P29">Overwatch working DONE</text:p>
              <text:list>
                <text:list-item>
                  <text:p text:style-name="P29">overwatch applies 'Overwatch' passive DONE</text:p>
                </text:list-item>
              </text:list>
            </text:list-item>
            <text:list-item>
              <text:p text:style-name="P29">Dig in</text:p>
              <text:list>
                <text:list-item>
                  <text:p text:style-name="P29">dig in applies 'Entrenchment' DONE</text:p>
                </text:list-item>
              </text:list>
            </text:list-item>
            <text:list-item>
              <text:p text:style-name="P29">Overwatch passive</text:p>
              <text:list>
                <text:list-item>
                  <text:p text:style-name="P29">overwatch coroutine yields correctly while attack is resolved DONE</text:p>
                </text:list-item>
                <text:list-item>
                  <text:p text:style-name="P29">overwatch is removed after the attack is resolved DONE</text:p>
                </text:list-item>
              </text:list>
            </text:list-item>
            <text:list-item>
              <text:p text:style-name="P29">Entrenchment passive<text:tab/></text:p>
              <text:list>
                <text:list-item>
                  <text:p text:style-name="P29">Moving cancels entrenchment DONE</text:p>
                </text:list-item>
                <text:list-item>
                  <text:p text:style-name="P29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 (completed 26/9/2019)</text:p>
      <text:list xml:id="list7097155436218483002" text:style-name="L24">
        <text:list-item>
          <text:p text:style-name="P30">Design + implement 1 new defender DONE</text:p>
        </text:list-item>
        <text:list-item>
          <text:p text:style-name="P30">UI mini cleanup</text:p>
          <text:list>
            <text:list-item>
              <text:p text:style-name="P30">spell info box sorting order should be above most things (currently sits behind weapons view) DONE</text:p>
            </text:list-item>
            <text:list-item>
              <text:p text:style-name="P30">defenders automatically display ranged weapon info box on selection. Turn this off DONE</text:p>
            </text:list-item>
          </text:list>
        </text:list-item>
        <text:list-item>
          <text:p text:style-name="P30">Defender Button panel DONE</text:p>
          <text:list>
            <text:list-item>
              <text:p text:style-name="P30">redesign view / size / sprites used etc DONE</text:p>
            </text:list-item>
            <text:list-item>
              <text:p text:style-name="P30">panel is disabled during enemy turn /defenders cannot be during enemy turn DONE</text:p>
            </text:list-item>
          </text:list>
        </text:list-item>
        <text:list-item>
          <text:p text:style-name="P30">Defender button</text:p>
          <text:list>
            <text:list-item>
              <text:p text:style-name="P30">displays sprite of character DONE</text:p>
            </text:list-item>
            <text:list-item>
              <text:p text:style-name="P30">displays gold cost <text:s/>DONE</text:p>
            </text:list-item>
            <text:list-item>
              <text:p text:style-name="P30">display troop cost DONE</text:p>
            </text:list-item>
            <text:list-item>
              <text:p text:style-name="P30"><text:soft-page-break/>On mouse over display an info panel which contains (do in future sprint, not needed now)</text:p>
              <text:list>
                <text:list-item>
                  <text:p text:style-name="P30">troop name</text:p>
                </text:list-item>
                <text:list-item>
                  <text:p text:style-name="P30">troop description</text:p>
                  <text:list>
                    <text:list-item>
                      <text:p text:style-name="P30">starting weapons (maybe)</text:p>
                    </text:list-item>
                    <text:list-item>
                      <text:p text:style-name="P30">starting abilities (maybe)</text:p>
                    </text:list-item>
                    <text:list-item>
                      <text:p text:style-name="P30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 Cover indicator on tile moused over (completed 9/26/19)</text:p>
      <text:list xml:id="list5338510186304776486" text:style-name="L25">
        <text:list-item>
          <text:p text:style-name="P31">Tiles display a shield (full cover) or half shield (half cover) when moused over to indicate that they give cover from a certain direction</text:p>
        </text:list-item>
        <text:list-item>
          <text:p text:style-name="P31">Create New Script: TileCoverHover</text:p>
          <text:list>
            <text:list-item>
              <text:p text:style-name="P31">tile prefabs need a shield and half shield icon place at north, south, east west DONE</text:p>
            </text:list-item>
            <text:list-item>
              <text:p text:style-name="P31">update tile OnMouseOver method DONE</text:p>
              <text:list>
                <text:list-item>
                  <text:p text:style-name="P31">if(defender is awaiting any kind of move order) </text:p>
                  <text:list>
                    <text:list-item>
                      <text:p text:style-name="P31">if(posLogic.GetNorthTile.providesHalfCover)</text:p>
                      <text:list>
                        <text:list-item>
                          <text:p text:style-name="P31">enable tile.northernHalfcover ic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47301023177034630" text:style-name="L26">
        <text:list-item>
          <text:p text:style-name="P32">repeat this process for checking full cover and each other direction DONE</text:p>
        </text:list-item>
        <text:list-item>
          <text:p text:style-name="P32">need a way to check that a tile is no longer moused over, and then can turn off icons DONE</text:p>
          <text:list>
            <text:list-item>
              <text:p text:style-name="P32">OnNewTileMoused Over auto turns off all icons DONE</text:p>
            </text:list-item>
          </text:list>
        </text:list-item>
      </text:list>
      <text:list xml:id="list369746982345153359" text:style-name="L27">
        <text:list-item>
          <text:p text:style-name="P33">Defender.ClearAllOrders disables TileCoverHover when an order is complete DONE</text:p>
        </text:list-item>
      </text:list>
      <text:p text:style-name="P4">Sprint 14: Scaling difficulty / Enemy Spawner Updates / Starting defenders + resources (completed 26/9/19)</text:p>
      <text:list xml:id="list3327967969261737557" text:style-name="L28">
        <text:list-item>
          <text:p text:style-name="P34">Design system to make the game scale with difficulty over time DONE</text:p>
        </text:list-item>
        <text:list-item>
          <text:p text:style-name="P34">Design more enemies + enemy wave combinations DONE</text:p>
        </text:list-item>
        <text:list-item>
          <text:p text:style-name="P34">Design enemy wave types (basic, elite) DONE</text:p>
        </text:list-item>
        <text:list-item>
          <text:p text:style-name="P34">Design enemy wave level/difficulty system DONE</text:p>
        </text:list-item>
        <text:list-item>
          <text:p text:style-name="P34">Design an elite enemy wave for level 1 and 2</text:p>
        </text:list-item>
      </text:list>
      <text:p text:style-name="P4">Sprint 15 Clean up start event (completed 27/9/19)</text:p>
      <text:list xml:id="list2682273807729396030" text:style-name="L29">
        <text:list-item>
          <text:p text:style-name="P35">Player begins the game with 4 rifleman DONE</text:p>
        </text:list-item>
        <text:list-item>
          <text:p text:style-name="P35">4 rifleman begin game in correct positions (2 tiles NE/NW/SE/SW of spaceship) DONE</text:p>
        </text:list-item>
        <text:list-item>
          <text:p text:style-name="P35"><text:soft-page-break/>Player starts with 0 gold DONE</text:p>
        </text:list-item>
      </text:list>
      <text:p text:style-name="P4">Sprint 16 Enemy Spawner / EnemyWaveSO updates + changes (completed 27/9/19)</text:p>
      <text:list xml:id="list8476556037423210886" text:style-name="L30">
        <text:list-item>
          <text:p text:style-name="P36">Rework EnemyWaveSO</text:p>
          <text:list>
            <text:list-item>
              <text:p text:style-name="P36">Waves have type (basic, elite) enum DONE</text:p>
            </text:list-item>
            <text:list-item>
              <text:p text:style-name="P36">Waves have level enum for difficulty DONE</text:p>
            </text:list-item>
          </text:list>
        </text:list-item>
      </text:list>
      <text:list xml:id="list7267499920852312295" text:style-name="L31">
        <text:list-item>
          <text:p text:style-name="P37">Enemy Spawner</text:p>
          <text:list>
            <text:list-item>
              <text:p text:style-name="P37">Create logic for spawning the right wave type/level at the right time DONE</text:p>
            </text:list-item>
          </text:list>
        </text:list-item>
      </text:list>
      <text:list xml:id="list2280762228990585749" text:style-name="L32">
        <text:list-item>
          <text:p text:style-name="P38">Update methods and logic for choosing which wave to spawn at which time DONE</text:p>
        </text:list-item>
      </text:list>
      <text:list xml:id="list40423635" text:continue-list="list7267499920852312295" text:style-name="L31">
        <text:list-item>
          <text:list>
            <text:list-item>
              <text:p text:style-name="P37">Implement new wave spawn sequence DONE</text:p>
              <text:list>
                <text:list-item>
                  <text:p text:style-name="P37">2x level 1 basic enemy waves</text:p>
                </text:list-item>
                <text:list-item>
                  <text:p text:style-name="P37">1x level 1 elite enemy wave</text:p>
                </text:list-item>
                <text:list-item>
                  <text:p text:style-name="P37">2x level 2 basic enemy waves</text:p>
                </text:list-item>
                <text:list-item>
                  <text:p text:style-name="P37">1x level 2 elite enemy wave</text:p>
                </text:list-item>
              </text:list>
            </text:list-item>
          </text:list>
        </text:list-item>
      </text:list>
      <text:p text:style-name="P4">Sprint 17: Design/Implement/Finish broodling enemies (completed 27/9/19)</text:p>
      <text:list xml:id="list4865119948551636139" text:style-name="L33">
        <text:list-item>
          <text:p text:style-name="P39">decide on the universal stat line + passive trait for the broodling species DONE (no trait)</text:p>
        </text:list-item>
        <text:list-item>
          <text:p text:style-name="P39">implement broodling spitter DONE</text:p>
          <text:list>
            <text:list-item>
              <text:p text:style-name="P39">Acid spit working DONE</text:p>
            </text:list-item>
          </text:list>
        </text:list-item>
      </text:list>
      <text:p text:style-name="P4">Sprint 18: Design/Implement hive enemies (completed 27/9/19)</text:p>
      <text:list xml:id="list8355841492205675731" text:style-name="L34">
        <text:list-item>
          <text:p text:style-name="P40">decide on the universal stat line + passive trait for the broodling species DONE</text:p>
        </text:list-item>
        <text:list-item>
          <text:p text:style-name="P40">Implement hive spitter DONE</text:p>
        </text:list-item>
        <text:list-item>
          <text:p text:style-name="P40">Implement hive charger DONE</text:p>
        </text:list-item>
        <text:list-item>
          <text:p text:style-name="P40">Implement hive gunner DONE</text:p>
        </text:list-item>
        <text:list-item>
          <text:p text:style-name="P40">all new enemies working with no bugs DONE</text:p>
        </text:list-item>
      </text:list>
      <text:p text:style-name="P4">Sprint 19: New Defenders (completed 27/9/19)</text:p>
      <text:list xml:id="list6987951456086201168" text:style-name="L35">
        <text:list-item>
          <text:p text:style-name="P41">Design + Implement Machine Gunner DONE</text:p>
        </text:list-item>
        <text:list-item>
          <text:p text:style-name="P41">Design + Implement Marksman</text:p>
          <text:list>
            <text:list-item>
              <text:p text:style-name="P41">weapons DONE</text:p>
            </text:list-item>
            <text:list-item>
              <text:p text:style-name="P41">abilities DONE</text:p>
            </text:list-item>
            <text:list-item>
              <text:p text:style-name="P41"><text:soft-page-break/>passives DONE</text:p>
            </text:list-item>
          </text:list>
        </text:list-item>
      </text:list>
      <text:p text:style-name="P4">Sprint 20: Spaceship control zone (completed 27/9/19)</text:p>
      <text:list xml:id="list4216227057553172170" text:style-name="L36">
        <text:list-item>
          <text:p text:style-name="P42">Add a new List in level manager: spaceship control zone DONE</text:p>
        </text:list-item>
        <text:list-item>
          <text:p text:style-name="P42">new methods in levelmanager DONE</text:p>
          <text:list>
            <text:list-item>
              <text:p text:style-name="P42">GetSpaceShip control zone</text:p>
            </text:list-item>
            <text:list-item>
              <text:p text:style-name="P42">SetupSpaceship control zone</text:p>
            </text:list-item>
          </text:list>
        </text:list-item>
        <text:list-item>
          <text:p text:style-name="P42">clicking on a defender button highlight tiles within the control zone DONE</text:p>
        </text:list-item>
        <text:list-item>
          <text:p text:style-name="P42">defenders cannot be placed outside control zone DONE</text:p>
        </text:list-item>
        <text:list-item>
          <text:p text:style-name="P42">defenders cannot be placed on unoccupiable tiles DONE</text:p>
        </text:list-item>
      </text:list>
      <text:p text:style-name="P4">If the game is feeling fun and interesting at this point, starting working on photoshop/animations skills and learn to draw our own characters</text:p>
      <text:p text:style-name="P4">Sprint 21: Overwatch camera movement (completed 28/9/19)</text:p>
      <text:list xml:id="list6420384656196126040" text:style-name="L37">
        <text:list-item>
          <text:p text:style-name="P43">During overwatch events, the camera auto moves/zooms in a away that shows the player the attacker, and the victim of the overwatch attack</text:p>
        </text:list-item>
      </text:list>
      <text:list xml:id="list121014930630614753" text:style-name="L38">
        <text:list-item>
          <text:p text:style-name="P44">Logic/Method Ideas</text:p>
          <text:list>
            <text:list-item>
              <text:p text:style-name="P44">create method to find the centre point in between attacker and target DONE</text:p>
            </text:list-item>
            <text:list-item>
              <text:p text:style-name="P44">move cam to this position smoothly DONE</text:p>
            </text:list-item>
            <text:list-item>
              <text:p text:style-name="P44">create method to zoom out/in enough so both attacker and target can be seen DONE</text:p>
            </text:list-item>
            <text:list-item>
              <text:p text:style-name="P44">disable player input/control of the camera during this camera movement DONE</text:p>
            </text:list-item>
            <text:list-item>
              <text:p text:style-name="P44">method that triggers overwatch event (ontilemovedon i think) needs a yield wait until camera reaches the middle point between attacker/defender, or yield wait a few seconds DONE</text:p>
            </text:list-item>
          </text:list>
        </text:list-item>
      </text:list>
      <text:p text:style-name="P4">Sprint 22: Start up event (completed 29/9/19)</text:p>
      <text:list xml:id="list789614602282714184" text:style-name="L39">
        <text:list-item>
          <text:p text:style-name="P45">Camera focuses on centre tile on start DONE</text:p>
        </text:list-item>
        <text:list-item>
          <text:p text:style-name="P45">Spaceship is built, delay, then defenders DONE</text:p>
        </text:list-item>
        <text:list-item>
          <text:p text:style-name="P45">camera moves to enemy wave spawn centre tile DONE</text:p>
        </text:list-item>
        <text:list-item>
          <text:p text:style-name="P45">enemies spawn with a delay in between DONE</text:p>
        </text:list-item>
        <text:list-item>
          <text:p text:style-name="P45">enemies spawn with a portal VFX DONE</text:p>
        </text:list-item>
        <text:list-item>
          <text:p text:style-name="P45">camera returns to look at spaceship DONE</text:p>
        </text:list-item>
        <text:list-item>
          <text:p text:style-name="P45">turn 1 starts DONE</text:p>
        </text:list-item>
      </text:list>
      <text:p text:style-name="P4"><text:soft-page-break/>Sprint 23: Hit chance notification panel + manager (comleted 1/10/19)</text:p>
      <text:list xml:id="list6065323859947251490" text:style-name="L40">
        <text:list-item>
          <text:p text:style-name="P46">When an enemy is moused over while lining up a shot, a panel appears above the target displaying the hit % </text:p>
        </text:list-item>
      </text:list>
      <text:list xml:id="list7836121906071890989" text:style-name="L41">
        <text:list-item>
          <text:p text:style-name="P47">Design hit chance view panel DONE</text:p>
        </text:list-item>
        <text:list-item>
          <text:p text:style-name="P47">Implement logic </text:p>
          <text:list>
            <text:list-item>
              <text:p text:style-name="P47">Create new static object class: HitChanceHover DONE</text:p>
            </text:list-item>
            <text:list-item>
              <text:p text:style-name="P47">CalculateAndGetHitChance(attacker, target, ability, weapon) DONE</text:p>
            </text:list-item>
            <text:list-item>
              <text:p text:style-name="P47">Manager class has a panel object/prefab DONE</text:p>
            </text:list-item>
            <text:list-item>
              <text:p text:style-name="P47">On enemy mouse over, activate panel object, place it slightly above enemy DONE</text:p>
            </text:list-item>
            <text:list-item>
              <text:p text:style-name="P47">logic for knowing when to display + Display logic sequence</text:p>
              <text:list>
                <text:list-item>
                  <text:p text:style-name="P47">Enemy script has a OnMouseHover method DONE</text:p>
                </text:list-item>
                <text:list-item>
                  <text:p text:style-name="P47">If(selectedDefender awating any single target attack order)</text:p>
                  <text:list>
                    <text:list-item>
                      <text:p text:style-name="P47">EnablePanelView DONE</text:p>
                    </text:list-item>
                    <text:list-item>
                      <text:p text:style-name="P47">SetHitChanceTextValue(CalculateAndGetHitChance(attacker, target)) DONE</text:p>
                    </text:list-item>
                  </text:list>
                </text:list-item>
              </text:list>
            </text:list-item>
          </text:list>
        </text:list-item>
      </text:list>
      <text:list xml:id="list1043057701819019205" text:style-name="L42">
        <text:list-item>
          <text:p text:style-name="P48">HitChanceNotificationManager methods</text:p>
          <text:list>
            <text:list-item>
              <text:p text:style-name="P48">CalculateAndGetHitChance(attacker, target) DONE</text:p>
            </text:list-item>
            <text:list-item>
              <text:p text:style-name="P48">SetHitChanceTextValue(int newValue) DONE</text:p>
            </text:list-item>
            <text:list-item>
              <text:p text:style-name="P48">SetPanelViewState(bool onOrOff) DONE</text:p>
            </text:list-item>
            <text:list-item>
              <text:p text:style-name="P48">SetPanelPosition(LivingEntity entity) DONE</text:p>
              <text:list>
                <text:list-item>
                  <text:p text:style-name="P70">method takes entity as argument, gets it world pos, then add maybe +0.5 on the y axis</text:p>
                </text:list-item>
              </text:list>
            </text:list-item>
          </text:list>
        </text:list-item>
      </text:list>
      <text:list xml:id="list2747812488032879472" text:style-name="L43">
        <text:list-item>
          <text:p text:style-name="P71">Get panel sizing/scaling and positioning perfect</text:p>
        </text:list-item>
        <text:list-item>
          <text:p text:style-name="P71">Add info on aim/defense modifiers to panel view where applicable (enrenched, cover, etc)</text:p>
          <text:list>
            <text:list-item>
              <text:p text:style-name="P71">add entrenched DONE</text:p>
            </text:list-item>
            <text:list-item>
              <text:p text:style-name="P71">add dead eye DONE</text:p>
            </text:list-item>
            <text:list-item>
              <text:p text:style-name="P71">add cover DONE</text:p>
            </text:list-item>
            <text:list-item>
              <text:p text:style-name="P71">add half cover DONE</text:p>
            </text:list-item>
          </text:list>
        </text:list-item>
      </text:list>
      <text:list xml:id="list2995658043316038962" text:style-name="L44">
        <text:list-item>
          <text:p text:style-name="P72">Add a fade in coroutine to slowly blend alpha in DONE</text:p>
        </text:list-item>
      </text:list>
      <text:p text:style-name="P5"/>
      <text:p text:style-name="P4"><text:soft-page-break/>Sprint 24: UI updates 1.0 (completed 2/10/19)</text:p>
      <text:list xml:id="list3277193285226567941" text:style-name="L45">
        <text:list-item>
          <text:p text:style-name="P49">Find sci-fi themed UI assets DONE</text:p>
        </text:list-item>
        <text:list-item>
          <text:p text:style-name="P49">Find sci-fi themed fonts from DaFont DONE</text:p>
        </text:list-item>
        <text:list-item>
          <text:p text:style-name="P49">Stats panel elements (mobility, energy, etc) display and info <text:s/>box over head when moused over</text:p>
          <text:list>
            <text:list-item>
              <text:p text:style-name="P49">e.g. Mobility: The distance in tiles this character can travel with a movement action.</text:p>
            </text:list-item>
          </text:list>
        </text:list-item>
        <text:list-item>
          <text:p text:style-name="P49">UI elements to update</text:p>
          <text:list>
            <text:list-item>
              <text:p text:style-name="P49">top panel DONE</text:p>
            </text:list-item>
            <text:list-item>
              <text:p text:style-name="P49">change all text mesh pro's to new fonts</text:p>
            </text:list-item>
            <text:list-item>
              <text:p text:style-name="P49">turn change notification panel DONE</text:p>
            </text:list-item>
            <text:list-item>
              <text:p text:style-name="P49">character buttons panel DONE</text:p>
            </text:list-item>
            <text:list-item>
              <text:p text:style-name="P49">HitChanceHover DONE</text:p>
            </text:list-item>
            <text:list-item>
              <text:p text:style-name="P49">SpellInfoBox DONE</text:p>
              <text:list>
                <text:list-item>
                  <text:p text:style-name="P49">this should hover above an ability when ability button is moused over DONE</text:p>
                </text:list-item>
              </text:list>
            </text:list-item>
            <text:list-item>
              <text:p text:style-name="P49">Character</text:p>
              <text:list>
                <text:list-item>
                  <text:p text:style-name="P49">ability bar DONE</text:p>
                </text:list-item>
                <text:list-item>
                  <text:p text:style-name="P49">ability icons </text:p>
                  <text:list>
                    <text:list-item>
                      <text:p text:style-name="P49">shoot DONE</text:p>
                    </text:list-item>
                    <text:list-item>
                      <text:p text:style-name="P49">move DONE</text:p>
                    </text:list-item>
                    <text:list-item>
                      <text:p text:style-name="P49">dig in DONE</text:p>
                    </text:list-item>
                    <text:list-item>
                      <text:p text:style-name="P49">charge DONE</text:p>
                    </text:list-item>
                    <text:list-item>
                      <text:p text:style-name="P49">overwatch DONE</text:p>
                    </text:list-item>
                    <text:list-item>
                      <text:p text:style-name="P49">dead eye DONE</text:p>
                    </text:list-item>
                    <text:list-item>
                      <text:p text:style-name="P49">throw hand grenade DONE</text:p>
                    </text:list-item>
                    <text:list-item>
                      <text:p text:style-name="P49">area supression DONE</text:p>
                    </text:list-item>
                  </text:list>
                </text:list-item>
                <text:list-item>
                  <text:p text:style-name="P49">AP pool DONE</text:p>
                </text:list-item>
                <text:list-item>
                  <text:p text:style-name="P49">stat panel / images DONE</text:p>
                </text:list-item>
                <text:list-item>
                  <text:p text:style-name="P73">weapons panel / images DONE</text:p>
                </text:list-item>
              </text:list>
            </text:list-item>
          </text:list>
        </text:list-item>
      </text:list>
      <text:p text:style-name="P4">Sprint 25: loot box object + related events (completed 4/10/19)</text:p>
      <text:list xml:id="list2568873501642241098" text:style-name="L46">
        <text:list-item>
          <text:p text:style-name="P50"><text:soft-page-break/>New Scripts</text:p>
          <text:list>
            <text:list-item>
              <text:p text:style-name="P50">LootDataSO DONE</text:p>
              <text:list>
                <text:list-item>
                  <text:p text:style-name="P50">loot reward sprite</text:p>
                </text:list-item>
                <text:list-item>
                  <text:p text:style-name="P50">name</text:p>
                </text:list-item>
                <text:list-item>
                  <text:p text:style-name="P50">description</text:p>
                </text:list-item>
              </text:list>
            </text:list-item>
            <text:list-item>
              <text:p text:style-name="P50">LootBoxManager DONE</text:p>
              <text:list>
                <text:list-item>
                  <text:p text:style-name="P50">Contains the overlay game object, controls its visbility/activation</text:p>
                </text:list-item>
                <text:list-item>
                  <text:p text:style-name="P50">populates loot screen with 3 choices method</text:p>
                </text:list-item>
                <text:list-item>
                  <text:p text:style-name="P50">CreateLootBox</text:p>
                  <text:list>
                    <text:list-item>
                      <text:p text:style-name="P50">Create LB from a prefab</text:p>
                    </text:list-item>
                    <text:list-item>
                      <text:p text:style-name="P50">create a portal animation like with enemies</text:p>
                    </text:list-item>
                  </text:list>
                </text:list-item>
                <text:list-item>
                  <text:p text:style-name="P50">GetRandomLootBoxSpawnLocation</text:p>
                  <text:list>
                    <text:list-item>
                      <text:p text:style-name="P50">define rules within the method for where an LB can and cant spawn, return a tile location as the spawn spot</text:p>
                    </text:list-item>
                  </text:list>
                </text:list-item>
                <text:list-item>
                  <text:p text:style-name="P50">StartNewLootBoxCreatedEvent(coroutine)</text:p>
                  <text:list>
                    <text:list-item>
                      <text:p text:style-name="P50">makes camera look at location of loot box spawn</text:p>
                    </text:list-item>
                  </text:list>
                </text:list-item>
              </text:list>
            </text:list-item>
          </text:list>
        </text:list-item>
      </text:list>
      <text:list xml:id="list7277119740645749837" text:style-name="L47">
        <text:list-item>
          <text:p text:style-name="P51">LootBoxLibrary DONE</text:p>
          <text:list>
            <text:list-item>
              <text:p text:style-name="P51">contains all the LootDataSO's</text:p>
            </text:list-item>
            <text:list-item>
              <text:p text:style-name="P51">getrandomLootDataSO</text:p>
            </text:list-item>
            <text:list-item>
              <text:p text:style-name="P51">Get3randombutdifferentLootDataSo's (for loot screen event)</text:p>
            </text:list-item>
          </text:list>
        </text:list-item>
      </text:list>
      <text:list xml:id="list40418215" text:continue-list="list2568873501642241098" text:style-name="L46">
        <text:list-item>
          <text:list>
            <text:list-item>
              <text:p text:style-name="P50">LootCard DONE</text:p>
              <text:list>
                <text:list-item>
                  <text:p text:style-name="P50">Gameobject that has button component for accepting reward</text:p>
                </text:list-item>
                <text:list-item>
                  <text:p text:style-name="P50">OnLootCardClicked</text:p>
                  <text:list>
                    <text:list-item>
                      <text:p text:style-name="P50">gain loot reward from this</text:p>
                    </text:list-item>
                    <text:list-item>
                      <text:p text:style-name="P50">destroy loot box it was in</text:p>
                    </text:list-item>
                  </text:list>
                </text:list-item>
              </text:list>
            </text:list-item>
          </text:list>
        </text:list-item>
      </text:list>
      <text:list xml:id="list5854761894479650064" text:style-name="L48">
        <text:list-item>
          <text:p text:style-name="P52">LootBox DONE</text:p>
          <text:list>
            <text:list-item>
              <text:p text:style-name="P52">the actual monobehavior script attacked to the gameobject</text:p>
            </text:list-item>
          </text:list>
        </text:list-item>
      </text:list>
      <text:list xml:id="list40422554" text:continue-list="list40418215" text:style-name="L46">
        <text:list-item>
          <text:p text:style-name="P50">Design + implement loot box prefab and sprites</text:p>
          <text:list>
            <text:list-item>
              <text:p text:style-name="P50"><text:soft-page-break/>implement animation (make it bouncey, or have a waving flag, or highlights or something)</text:p>
            </text:list-item>
          </text:list>
        </text:list-item>
        <text:list-item>
          <text:p text:style-name="P50">Create system for generating loot boxes and define <text:s/>rules DONE</text:p>
          <text:list>
            <text:list-item>
              <text:p text:style-name="P50">generate which loot and how much of it</text:p>
            </text:list-item>
            <text:list-item>
              <text:p text:style-name="P50">generate a spawn location randomly and define rules (cant be dropped on invalid tiles, etc)</text:p>
            </text:list-item>
            <text:list-item>
              <text:p text:style-name="P50">dictate frequency of loot box spawning (min tim between spawns, max time between spawns)</text:p>
            </text:list-item>
          </text:list>
        </text:list-item>
        <text:list-item>
          <text:p text:style-name="P50">Lootbox interactions to implement DONE</text:p>
          <text:list>
            <text:list-item>
              <text:p text:style-name="P50">Loot box is destroyed when timer runs out</text:p>
            </text:list-item>
            <text:list-item>
              <text:p text:style-name="P50">Loot box is destroyed when looted</text:p>
            </text:list-item>
            <text:list-item>
              <text:p text:style-name="P50">Loot box can only be looted when a defender is adjacent to it</text:p>
            </text:list-item>
            <text:list-item>
              <text:p text:style-name="P50">Camera looks at lootbox when it expires/self destructs</text:p>
            </text:list-item>
          </text:list>
        </text:list-item>
      </text:list>
      <text:list xml:id="list8686058317844106972" text:style-name="L49">
        <text:list-item>
          <text:p text:style-name="P53">Loot box rewards DONE</text:p>
          <text:list>
            <text:list-item>
              <text:p text:style-name="P53">Design + implement 3 different lootbox rewards</text:p>
            </text:list-item>
          </text:list>
        </text:list-item>
      </text:list>
      <text:list xml:id="list304369685661693735" text:style-name="L50">
        <text:list-item>
          <text:p text:style-name="P54">Loot box reward screen DONE</text:p>
          <text:list>
            <text:list-item>
              <text:p text:style-name="P54">design loot box canvas overlay screen</text:p>
            </text:list-item>
            <text:list-item>
              <text:p text:style-name="P54">implement loot card script</text:p>
            </text:list-item>
          </text:list>
        </text:list-item>
      </text:list>
      <text:list xml:id="list728302491976971448" text:style-name="L51">
        <text:list-item>
          <text:p text:style-name="P55">loot box spawns BEFORE character on turn start events, but before turn notification DONE</text:p>
        </text:list-item>
        <text:list-item>
          <text:p text:style-name="P55">loot box countdown timer decreases during this time frame correctly DONE</text:p>
        </text:list-item>
        <text:list-item>
          <text:p text:style-name="P55">camera looks at the loot box position as it spawns to notify player DONE</text:p>
        </text:list-item>
        <text:list-item>
          <text:p text:style-name="P55">turn manager yields and waits until this event has finished correctly DONE</text:p>
        </text:list-item>
        <text:list-item>
          <text:p text:style-name="P74">player control over the camera and defenders is disabled during this time working DONE</text:p>
        </text:list-item>
      </text:list>
      <text:p text:style-name="P5"/>
      <text:p text:style-name="P4">Sprint 26: Ai logic / living entity logic updates</text:p>
      <text:list xml:id="list3063546414553391606" text:style-name="L52">
        <text:list-item>
          <text:p text:style-name="P56">Refactor all code in living entities related to ai logic in to AiLogic class</text:p>
        </text:list-item>
        <text:list-item>
          <text:p text:style-name="P56"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<text:soft-page-break/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6628430796691009325" text:style-name="L53">
        <text:list-item>
          <text:p text:style-name="P57">Update and bug test all current AI logic code</text:p>
        </text:list-item>
        <text:list-item>
          <text:p text:style-name="P57">Update Hive species AI logic</text:p>
          <text:list>
            <text:list-item>
              <text:p text:style-name="P57">advance in cover</text:p>
            </text:list-item>
            <text:list-item>
              <text:p text:style-name="P57">try circumvent a targets cover and flank them</text:p>
            </text:list-item>
            <text:list-item>
              <text:p text:style-name="P75">if target already in range AND not in cover, move to a new cover location in range and LoS of target logic</text:p>
            </text:list-item>
          </text:list>
        </text:list-item>
      </text:list>
      <text:p text:style-name="P6">Sprint 27: Update water tile sprites, implement new sprite atlas system (completed 5/10/19)</text:p>
      <text:list xml:id="list4323183485059624363" text:style-name="L54">
        <text:list-item>
          <text:p text:style-name="P76">water tile sprites change there sprite based on adjacent tiles</text:p>
        </text:list-item>
        <text:list-item>
          <text:p text:style-name="P76">Set up direction sprites for water tiles</text:p>
          <text:list>
            <text:list-item>
              <text:p text:style-name="P76">N,S,E,W,NE,NW,SE,SW sprites</text:p>
            </text:list-item>
            <text:list-item>
              <text:p text:style-name="P76">surrounded sprite</text:p>
            </text:list-item>
            <text:list-item>
              <text:p text:style-name="P76">isolated(alone) sprite</text:p>
            </text:list-item>
          </text:list>
        </text:list-item>
      </text:list>
      <text:list xml:id="list1050940512887787261" text:style-name="L55">
        <text:list-item>
          <text:p text:style-name="P77">Create new method that runes after level is instantiated</text:p>
          <text:list>
            <text:list-item>
              <text:p text:style-name="P77">checks every water tile, and updates its sprite </text:p>
            </text:list-item>
          </text:list>
        </text:list-item>
      </text:list>
      <text:p text:style-name="P6">Sprint 28: Update grass/dirt tile sprites, implement new sprite atlas system (completed 6/10/19)</text:p>
      <text:list xml:id="list40416483" text:continue-list="list4323183485059624363" text:style-name="L54">
        <text:list-item>
          <text:p text:style-name="P76">grass/dirt tile sprites change there sprite based on adjacent tiles DONE</text:p>
        </text:list-item>
        <text:list-item>
          <text:p text:style-name="P76">Set up direction sprites for water tiles DONE</text:p>
          <text:list>
            <text:list-item>
              <text:p text:style-name="P76">N,S,E,W,NE,NW,SE,SW sprites</text:p>
            </text:list-item>
            <text:list-item>
              <text:p text:style-name="P76">surrounded sprite</text:p>
            </text:list-item>
            <text:list-item>
              <text:p text:style-name="P76">isolated(alone) sprite</text:p>
            </text:list-item>
          </text:list>
        </text:list-item>
      </text:list>
      <text:list xml:id="list3499897579113762236" text:style-name="L56">
        <text:list-item>
          <text:p text:style-name="P78">Create random dirt/grass centre tile types to give map variety DONE</text:p>
        </text:list-item>
        <text:list-item>
          <text:p text:style-name="P78">create grass sprite on grass tile to make tile look more 'grassy' DONE</text:p>
        </text:list-item>
      </text:list>
      <text:p text:style-name="P6">Sprint 29: Update rockwall object sprites, implement new sprite atlas system for objects (completed 7/10/19)</text:p>
      <text:list xml:id="list40419027" text:continue-list="list40416483" text:style-name="L54">
        <text:list-item>
          <text:p text:style-name="P76">rockwall sprites change there sprite based on adjacent rockwalls /objects DONE</text:p>
        </text:list-item>
        <text:list-item>
          <text:p text:style-name="P76">Directional sprites cant be set up because i dont have them</text:p>
        </text:list-item>
      </text:list>
      <text:p text:style-name="P6">Sprint 30: Update tree sprites, add animations, add variety of animated grass elements to dirt tiles <text:soft-page-break/>(completed 7/10/19, no animations, do later)</text:p>
      <text:list xml:id="list7184507533608182876" text:style-name="L57">
        <text:list-item>
          <text:p text:style-name="P79">Dirt tiles can have a random grass/bush/fauna sprite assigned to give the map variety</text:p>
          <text:list>
            <text:list-item>
              <text:p text:style-name="P79">find/create a list of different fauna objects and sprites DONE</text:p>
            </text:list-item>
            <text:list-item>
              <text:p text:style-name="P79">implement method/system for randomly selecting and apply fauna objects to dirt tiles DONE</text:p>
            </text:list-item>
            <text:list-item>
              <text:p text:style-name="P79">animate all fauna objects / sprites</text:p>
            </text:list-item>
          </text:list>
        </text:list-item>
      </text:list>
      <text:list xml:id="list402987688766675895" text:style-name="L58">
        <text:list-item>
          <text:p text:style-name="P80">Make trees look nice and animated</text:p>
          <text:list>
            <text:list-item>
              <text:p text:style-name="P80">find/create a list of different tree objects and sprites DONE</text:p>
            </text:list-item>
            <text:list-item>
              <text:p text:style-name="P80">implement method/system for making tree world objects select and apply a random tree animation DONE</text:p>
            </text:list-item>
          </text:list>
        </text:list-item>
      </text:list>
      <text:p text:style-name="P6">Sprint 31: Tile highlights rework (completed 7/10/19)</text:p>
      <text:list xml:id="list3247623220935322639" text:style-name="L59">
        <text:list-item>
          <text:p text:style-name="P81">Update and rework tile highlights</text:p>
          <text:list>
            <text:list-item>
              <text:p text:style-name="P81">tile no longer highlights. Instead, tiles have a blank tile above them that turns on, and this plays highlight instead DONE</text:p>
            </text:list-item>
            <text:list-item>
              <text:p text:style-name="P81">ordering layers setup correctly with living entities, worldobjects and edge sprites DONE</text:p>
            </text:list-item>
            <text:list-item>
              <text:p text:style-name="P81">speed up highlight animation twice as much DONE</text:p>
            </text:list-item>
          </text:list>
        </text:list-item>
      </text:list>
      <text:list xml:id="list4923626911455862428" text:style-name="L60">
        <text:list-item>
          <text:p text:style-name="P82">Ordering Layers DONE</text:p>
          <text:list>
            <text:list-item>
              <text:p text:style-name="P82">tile 1</text:p>
            </text:list-item>
            <text:list-item>
              <text:p text:style-name="P82">edge sprites 3</text:p>
            </text:list-item>
            <text:list-item>
              <text:p text:style-name="P82">foliage/embelishments 5</text:p>
            </text:list-item>
            <text:list-item>
              <text:p text:style-name="P82">tile highlights 7</text:p>
            </text:list-item>
            <text:list-item>
              <text:p text:style-name="P82">grid outline 9</text:p>
            </text:list-item>
            <text:list-item>
              <text:p text:style-name="P82">living entities 11</text:p>
            </text:list-item>
          </text:list>
        </text:list-item>
      </text:list>
      <text:p text:style-name="P6">Sprint 32: Movement/Ability action hover icon (completed 7/10/19)</text:p>
      <text:list xml:id="list9071253014105324316" text:style-name="L61">
        <text:list-item>
          <text:p text:style-name="P83">When a defender is awaiting an order that involves targetting a tile/character, a blank white tile moves to the current moused over position to notify the player better DONE</text:p>
        </text:list-item>
        <text:list-item>
          <text:p text:style-name="P83">Create new methods/logic in hover script DONE</text:p>
        </text:list-item>
        <text:list-item>
          <text:p text:style-name="P83">Create new blank tile object hover script DONE</text:p>
        </text:list-item>
        <text:list-item>
          <text:p text:style-name="P83">blank tile object activates/deactivates correctly DONE</text:p>
        </text:list-item>
      </text:list>
      <text:p text:style-name="P6">Sprint 33: Hive sprite/ animation updates (completed 7/10/19)</text:p>
      <text:list xml:id="list3481274947795415175" text:style-name="L62">
        <text:list-item>
          <text:p text:style-name="P84"><text:soft-page-break/>Find and update hive enemy animations/sprites DONE</text:p>
          <text:list>
            <text:list-item>
              <text:p text:style-name="P84">Edit sprites in gimp DONE</text:p>
            </text:list-item>
            <text:list-item>
              <text:p text:style-name="P84">find new animation sprite sheets DONE</text:p>
            </text:list-item>
            <text:list-item>
              <text:p text:style-name="P84">Implement new animator controller and anims DONE</text:p>
            </text:list-item>
            <text:list-item>
              <text:p text:style-name="P84">test all working DONE</text:p>
            </text:list-item>
          </text:list>
        </text:list-item>
      </text:list>
      <text:p text:style-name="P6">Sprint 34: <text:s/>Camera Updates (completed 7/10/19)</text:p>
      <text:list xml:id="list1445748398396575367" text:style-name="L63">
        <text:list-item>
          <text:p text:style-name="P85">make look at transitions sharper and cleaner DONE</text:p>
        </text:list-item>
        <text:list-item>
          <text:p text:style-name="P85">New cameramanager method: Bool IsCameraWithinRangeOfTarget(float range, gameobject target) DONE</text:p>
          <text:list>
            <text:list-item>
              <text:p text:style-name="P85">method checks the position of the camera and the the target DONE</text:p>
            </text:list-item>
            <text:list-item>
              <text:p text:style-name="P85">if both the x and y value of camera is within the float 'range' of the target, this returns true DONE</text:p>
            </text:list-item>
            <text:list-item>
              <text:p text:style-name="P85">method will be used in coroutine that make the camera look at stuff DONE</text:p>
            </text:list-item>
          </text:list>
        </text:list-item>
      </text:list>
      <text:list xml:id="list6193900634132111257" text:style-name="L64">
        <text:list-item>
          <text:p text:style-name="P86">replace all yield wait for seconds statements (loot box, enemies, etc) with yield wait until IsCameraWithinRange(1, target) DONE</text:p>
        </text:list-item>
        <text:list-item>
          <text:p text:style-name="P86">Play around with 'smooth speed' properties. Make camera move a bit faster, and limit its slow down factor</text:p>
        </text:list-item>
        <text:list-item>
          <text:p text:style-name="P86">Portal prefab DONE</text:p>
          <text:list>
            <text:list-item>
              <text:p text:style-name="P86">Add portal animation to loot boxes DONE </text:p>
            </text:list-item>
            <text:list-item>
              <text:p text:style-name="P86">edit portal sort order: make portal appear infront of entities/lootboxes DONE</text:p>
            </text:list-item>
          </text:list>
        </text:list-item>
      </text:list>
      <text:p text:style-name="P6">Sprint 35: Over watch Changes (completed 8/10/19)</text:p>
      <text:list xml:id="list1935185108958058163" text:style-name="L65">
        <text:list-item>
          <text:p text:style-name="P87">Overwatch now has a cooldown of only 1 DONE</text:p>
        </text:list-item>
        <text:list-item>
          <text:p text:style-name="P87">modify overwatch ability coroutine to apply/remove aim bonus DONE</text:p>
        </text:list-item>
        <text:list-item>
          <text:p text:style-name="P87">Overwatch shots have -20 aim DONE</text:p>
        </text:list-item>
        <text:list-item>
          <text:p text:style-name="P87">fix overwatchVFX notification playing twice DONE</text:p>
        </text:list-item>
      </text:list>
      <text:p text:style-name="P6">Sprint 36: Fix bugs with astar pathfinding (completed 8/10/19)</text:p>
      <text:list xml:id="list6563303572009642904" text:style-name="L66">
        <text:list-item>
          <text:p text:style-name="P88">enemies should not be able to occupy a tile that contains a world object, but can still move </text:p>
        </text:list-item>
        <text:list-item>
          <text:p text:style-name="P88">Modify ai logic method GetBestValidMoveLocationBetweenMeAndTarget</text:p>
        </text:list-item>
      </text:list>
      <text:p text:style-name="P6">Sprint 37: Sandbags (completed 8/10/19)</text:p>
      <text:list xml:id="list5370837779279525106" text:style-name="L67">
        <text:list-item>
          <text:p text:style-name="P89">Prepare sandbag sprites DONE</text:p>
        </text:list-item>
        <text:list-item>
          <text:p text:style-name="P89"><text:soft-page-break/>Update methods in tile sprite manager for sandbags DONE</text:p>
        </text:list-item>
        <text:list-item>
          <text:p text:style-name="P89">Add properties for each sandbag sprite(N,S,E,W surrounded, isolated, etc) DONE</text:p>
        </text:list-item>
        <text:list-item>
          <text:p text:style-name="P89">Create sandbags around spaceship on game start DONE</text:p>
        </text:list-item>
        <text:list-item>
          <text:p text:style-name="P89">create new tile setup type: dirt with sandbag DONE</text:p>
        </text:list-item>
        <text:list-item>
          <text:p text:style-name="P89">bug test: make sure sandbag sprites are assigned correctly DONE</text:p>
        </text:list-item>
      </text:list>
      <text:p text:style-name="P6">Sprint 38: Set up keyboard controls for abilities (completed 10/10/19)</text:p>
      <text:list xml:id="list6980631056576197217" text:style-name="L68">
        <text:list-item>
          <text:p text:style-name="P90">keyboard button numbers 1-5 control abilities on the ability bar for quick access DONE</text:p>
        </text:list-item>
        <text:list-item>
          <text:p text:style-name="P90">Add ability number sprites to ability button prefab <text:s/>DONE</text:p>
        </text:list-item>
        <text:list-item>
          <text:p text:style-name="P90">update ability script: when abiility is created, it sets its number text to its position on the ability bar DONE</text:p>
        </text:list-item>
        <text:list-item>
          <text:p text:style-name="P90">Update Inputmanager class to get keyboard input and reach related ability DONE</text:p>
        </text:list-item>
      </text:list>
      <text:p text:style-name="P5"/>
      <text:p text:style-name="P6">Sprint 39: Elite enemies (completed 10/10/19)</text:p>
      <text:list xml:id="list3183426495120130670" text:style-name="L69">
        <text:list-item>
          <text:p text:style-name="P91">Implement elite spawn cycles</text:p>
          <text:list>
            <text:list-item>
              <text:p text:style-name="P91">elites spawn <text:s/>every 7<text:span text:style-name="T1">th</text:span> wave, after 3 basic waves DONE</text:p>
            </text:list-item>
          </text:list>
        </text:list-item>
      </text:list>
      <text:list xml:id="list1401146717608265155" text:style-name="L70">
        <text:list-item>
          <text:p text:style-name="P92">Rake DONE</text:p>
          <text:list>
            <text:list-item>
              <text:p text:style-name="P92">Create script / ai logic DONE</text:p>
            </text:list-item>
            <text:list-item>
              <text:p text:style-name="P92">Create rake elite waveDataSO and add to elite SO list DONE</text:p>
            </text:list-item>
            <text:list-item>
              <text:p text:style-name="P92">Create Prefab GO DONE </text:p>
              <text:list>
                <text:list-item>
                  <text:p text:style-name="P92">set up sprites /animations DONE </text:p>
                </text:list-item>
                <text:list-item>
                  <text:p text:style-name="P92">stealth passive working DONE</text:p>
                </text:list-item>
              </text:list>
            </text:list-item>
          </text:list>
        </text:list-item>
        <text:list-item>
          <text:p text:style-name="P92">Design Broodling queen DONE</text:p>
          <text:list>
            <text:list-item>
              <text:p text:style-name="P92">Create script / ai logic DONE</text:p>
            </text:list-item>
            <text:list-item>
              <text:p text:style-name="P92">Create broodling queen elite waveDataSO and add to elite SO list </text:p>
            </text:list-item>
            <text:list-item>
              <text:p text:style-name="P92">Create Spawn egg ability, find ability sprites DONE</text:p>
            </text:list-item>
            <text:list-item>
              <text:p text:style-name="P92">Create Prefab GO DONE</text:p>
              <text:list>
                <text:list-item>
                  <text:p text:style-name="P92">set up sprites /animations DONE</text:p>
                  <text:p text:style-name="P92"/>
                </text:list-item>
              </text:list>
            </text:list-item>
          </text:list>
        </text:list-item>
      </text:list>
      <text:list xml:id="list3393840005716788673" text:style-name="L71">
        <text:list-item>
          <text:p text:style-name="P93"><text:soft-page-break/>Broodling Egg DONE</text:p>
          <text:list>
            <text:list-item>
              <text:p text:style-name="P93">create Broodling Egg script DONE</text:p>
            </text:list-item>
            <text:list-item>
              <text:p text:style-name="P93">Create broolding egg prefab DONE</text:p>
            </text:list-item>
            <text:list-item>
              <text:p text:style-name="P93">Find sprites, create animations DONE</text:p>
            </text:list-item>
            <text:list-item>
              <text:p text:style-name="P93">implement methods / logic for dying after one turn, then creating a random broolding DONE</text:p>
            </text:list-item>
          </text:list>
        </text:list-item>
      </text:list>
      <text:p text:style-name="P6">Sprint 40: Status Icon + Enemy Info panel updates + changes (completed 13/10/19)</text:p>
      <text:list xml:id="list7432555631193602514" text:style-name="L72">
        <text:list-item>
          <text:p text:style-name="P94">Replace Spell Info box DONE</text:p>
          <text:list>
            <text:list-item>
              <text:p text:style-name="P94">Status icons instead display their own info box when moused over DONE</text:p>
            </text:list-item>
            <text:list-item>
              <text:p text:style-name="P94">Create info panel GO DONE</text:p>
            </text:list-item>
            <text:list-item>
              <text:p text:style-name="P94">update status icon script for info panel DONE</text:p>
            </text:list-item>
          </text:list>
        </text:list-item>
      </text:list>
      <text:list xml:id="list5692246024606082852" text:style-name="L73">
        <text:list-item>
          <text:p text:style-name="P95">Enemy info panel</text:p>
          <text:list>
            <text:list-item>
              <text:p text:style-name="P95">Things to display</text:p>
              <text:list>
                <text:list-item>
                  <text:p text:style-name="P95">status (aim, defense, energy, mobility) DONE</text:p>
                </text:list-item>
                <text:list-item>
                  <text:p text:style-name="P95">weapons DONE</text:p>
                </text:list-item>
                <text:list-item>
                  <text:p text:style-name="P95">abilities DONE</text:p>
                </text:list-item>
                <text:list-item>
                  <text:p text:style-name="P95">passive traits DONE</text:p>
                </text:list-item>
                <text:list-item>
                  <text:p text:style-name="P95">description DONE</text:p>
                </text:list-item>
                <text:list-item>
                  <text:p text:style-name="P95">sprite image (animating an image with a animator set to animate a sprite renderer is not possbile) DONE</text:p>
                </text:list-item>
              </text:list>
            </text:list-item>
            <text:list-item>
              <text:p text:style-name="P95">update all sprites to scifi themed sprites DONE</text:p>
            </text:list-item>
            <text:list-item>
              <text:p text:style-name="P95">ability tab panel also displays passives DONE</text:p>
            </text:list-item>
            <text:list-item>
              <text:p text:style-name="P95">Weapons/data displayed corrected DONE</text:p>
            </text:list-item>
            <text:list-item>
              <text:p text:style-name="P95">when activated, black screen fades in 50% behind panel view DONE</text:p>
            </text:list-item>
            <text:list-item>
              <text:p text:style-name="P95">redesign panel DONE</text:p>
              <text:list>
                <text:list-item>
                  <text:p text:style-name="P95">new “enemy description/back story” section DONE</text:p>
                </text:list-item>
                <text:list-item>
                  <text:p text:style-name="P95">decide which stats and info should be displayed DONE</text:p>
                </text:list-item>
              </text:list>
            </text:list-item>
          </text:list>
        </text:list-item>
      </text:list>
      <text:p text:style-name="P6">Sprint 40: Enemy Spawning / Difficulty /Scaling /Balance updates</text:p>
      <text:list xml:id="list6141414707672834255" text:style-name="L74">
        <text:list-item>
          <text:p text:style-name="P96">Make the game playable and interesting up to at least turn 30</text:p>
        </text:list-item>
        <text:list-item>
          <text:p text:style-name="P96"><text:soft-page-break/>Implement spawn multiple waves at a time</text:p>
          <text:list>
            <text:list-item>
              <text:p text:style-name="P96">Decide which turn double waves should occur</text:p>
            </text:list-item>
            <text:list-item>
              <text:p text:style-name="P96">Every 10 turns, the wave spawn difficulty increases </text:p>
              <text:list>
                <text:list-item>
                  <text:p text:style-name="P96">turns 1-10 = 1 wave</text:p>
                </text:list-item>
                <text:list-item>
                  <text:p text:style-name="P96">turns 10-20 = 1 wave in one area, half a wave in another area</text:p>
                </text:list-item>
                <text:list-item>
                  <text:p text:style-name="P96">turns 20-30 = 1 wave in one area, 1 wave in another</text:p>
                </text:list-item>
                <text:list-item>
                  <text:p text:style-name="P96">etc</text:p>
                </text:list-item>
              </text:list>
            </text:list-item>
            <text:list-item>
              <text:p text:style-name="P96">Update 'spawn next wave ' method two spawn an additional wave</text:p>
              <text:list>
                <text:list-item>
                  <text:p text:style-name="P96">make waves spawn at different locations</text:p>
                </text:list-item>
              </text:list>
            </text:list-item>
          </text:list>
        </text:list-item>
      </text:list>
      <text:list xml:id="list7529379855688365814" text:style-name="L75">
        <text:list-item>
          <text:p text:style-name="P97">Balance and play test defenders, resources, loot boxes and enemies</text:p>
          <text:list>
            <text:list-item>
              <text:p text:style-name="P97">finalize starting properties (starting gold, passive income, starting characters, starting troop capacity, etc</text:p>
            </text:list-item>
            <text:list-item>
              <text:p text:style-name="P97">experiment with defender/enemy hp, damage, mobility etc</text:p>
            </text:list-item>
          </text:list>
        </text:list-item>
      </text:list>
      <text:list xml:id="list7115893120364654193" text:style-name="L76">
        <text:list-item>
          <text:p text:style-name="P98">Play the game</text:p>
          <text:list>
            <text:list-item>
              <text:p text:style-name="P98">play the game and see how long we can survive</text:p>
            </text:list-item>
            <text:list-item>
              <text:p text:style-name="P98">thorougly test for bugs and design flaws in the game</text:p>
            </text:list-item>
            <text:list-item>
              <text:p text:style-name="P98">decide on the next phase of development based on play experience</text:p>
            </text:list-item>
          </text:list>
        </text:list-item>
      </text:list>
      <text:p text:style-name="P6">Sprint 41: Consumables</text:p>
      <text:list xml:id="list2544427498114681185" text:style-name="L77">
        <text:list-item>
          <text:p text:style-name="P99">Design at least 3 different consumables</text:p>
        </text:list-item>
        <text:list-item>
          <text:p text:style-name="P99">Add Consumable slots to top bar</text:p>
        </text:list-item>
        <text:list-item>
          <text:p text:style-name="P99">Find sprites for consumables</text:p>
        </text:list-item>
        <text:list-item>
          <text:p text:style-name="P99">Update loot card script for consumable gains</text:p>
        </text:list-item>
        <text:list-item>
          <text:p text:style-name="P99">Update defender, enemy and tile OnMouseDown methods for new awaitingConsumableTarget orders</text:p>
        </text:list-item>
        <text:list-item>
          <text:p text:style-name="P99">New Scripts</text:p>
          <text:list>
            <text:list-item>
              <text:p text:style-name="P99">ConsumableDataSO</text:p>
              <text:list>
                <text:list-item>
                  <text:p text:style-name="P99">name, description, etc</text:p>
                </text:list-item>
              </text:list>
            </text:list-item>
            <text:list-item>
              <text:p text:style-name="P99">ConsumableManager</text:p>
              <text:list>
                <text:list-item>
                  <text:p text:style-name="P99">All logic</text:p>
                </text:list-item>
                <text:list-item>
                  <text:p text:style-name="P99"><text:soft-page-break/>Consumable button prefab gameobject</text:p>
                </text:list-item>
                <text:list-item>
                  <text:p text:style-name="P99">Properties</text:p>
                  <text:list>
                    <text:list-item>
                      <text:p text:style-name="P99">consumable slots 1, 2 and 3</text:p>
                    </text:list-item>
                    <text:list-item>
                      <text:p text:style-name="P99">awaiting order bools like spells</text:p>
                    </text:list-item>
                  </text:list>
                </text:list-item>
                <text:list-item>
                  <text:p text:style-name="P99">GainConsumable / RemoveConsumable</text:p>
                </text:list-item>
                <text:list-item>
                  <text:p text:style-name="P99">OnConsumableUsed</text:p>
                </text:list-item>
                <text:list-item>
                  <text:p text:style-name="P99">OnConsumableButtonClicked(consumable)</text:p>
                  <text:list>
                    <text:list-item>
                      <text:p text:style-name="P99">start targeting logic, highlight tiles, etc</text:p>
                    </text:list-item>
                  </text:list>
                </text:list-item>
                <text:list-item>
                  <text:p text:style-name="P99">PlaceConsumableOnNextAvailableSlot</text:p>
                  <text:list>
                    <text:list-item>
                      <text:p text:style-name="P99">if all slots are full, prevent gaining consumable</text:p>
                    </text:list-item>
                  </text:list>
                </text:list-item>
              </text:list>
            </text:list-item>
            <text:list-item>
              <text:p text:style-name="P99">ConsumableLibrary</text:p>
              <text:list>
                <text:list-item>
                  <text:p text:style-name="P99">contains a static list of all consumables</text:p>
                </text:list-item>
                <text:list-item>
                  <text:p text:style-name="P99">Search and get functions </text:p>
                  <text:list>
                    <text:list-item>
                      <text:p text:style-name="P99">GetConsumableByName(string name)</text:p>
                    </text:list-item>
                    <text:list-item>
                      <text:p text:style-name="P99">GetRandomConsumable()</text:p>
                    </text:list-item>
                  </text:list>
                </text:list-item>
              </text:list>
            </text:list-item>
            <text:list-item>
              <text:p text:style-name="P99">ConsumableSlot</text:p>
              <text:list>
                <text:list-item>
                  <text:p text:style-name="P99">OnConsumableButtonClicked</text:p>
                </text:list-item>
                <text:list-item>
                  <text:p text:style-name="P99">OnMouseDown</text:p>
                  <text:list>
                    <text:list-item>
                      <text:p text:style-name="P99">run OnConsumableButtonClicked</text:p>
                    </text:list-item>
                  </text:list>
                </text:list-item>
              </text:list>
            </text:list-item>
          </text:list>
        </text:list-item>
      </text:list>
      <text:list xml:id="list8834971868814003913" text:style-name="L78">
        <text:list-item>
          <text:p text:style-name="P100">OnMouseHove/Exit</text:p>
          <text:list>
            <text:list-item>
              <text:p text:style-name="P100">enable/disable info panel</text:p>
            </text:list-item>
          </text:list>
        </text:list-item>
      </text:list>
      <text:p text:style-name="P6">Sprint 42: Rare Loot Boxes</text:p>
      <text:list xml:id="list8107893816884786077" text:style-name="L79">
        <text:list-item>
          <text:p text:style-name="P101">Create rare loot box prefab (different color / appearance)</text:p>
        </text:list-item>
        <text:list-item>
          <text:p text:style-name="P101">LootDataSO new enum: reward rarity</text:p>
        </text:list-item>
        <text:list-item>
          <text:p text:style-name="P101">Lootboxmanager</text:p>
          <text:list>
            <text:list-item>
              <text:p text:style-name="P101">new method for randomly determing whether to spawn a normal or rare loot box</text:p>
            </text:list-item>
            <text:list-item>
              <text:p text:style-name="P101">update GetRandomLootReward method to take an argument of type reward rarity, so we can filter rarity options for different loot boxes</text:p>
            </text:list-item>
          </text:list>
        </text:list-item>
      </text:list>
      <text:p text:style-name="P5"><text:soft-page-break/>Sprint ??: Project clean up</text:p>
      <text:list xml:id="list5416638104394054108" text:style-name="L80">
        <text:list-item>
          <text:p text:style-name="P102">Delete unused / legacy things</text:p>
          <text:list>
            <text:list-item>
              <text:p text:style-name="P102">sprites</text:p>
            </text:list-item>
            <text:list-item>
              <text:p text:style-name="P102">fonts</text:p>
            </text:list-item>
            <text:list-item>
              <text:p text:style-name="P102">scripts</text:p>
            </text:list-item>
            <text:list-item>
              <text:p text:style-name="P102">prefabs</text:p>
            </text:list-item>
            <text:list-item>
              <text:p text:style-name="P102">gameobjects in scene</text:p>
            </text:list-item>
            <text:list-item>
              <text:p text:style-name="P102">old scenes</text:p>
            </text:list-item>
            <text:list-item>
              <text:p text:style-name="P102">old animations</text:p>
            </text:list-item>
          </text:list>
        </text:list-item>
      </text:list>
      <text:list xml:id="list5994654383144026087" text:style-name="L81">
        <text:list-item>
          <text:p text:style-name="P103">Clean up all scripts</text:p>
          <text:list>
            <text:list-item>
              <text:p text:style-name="P103">remove un needed debug.log lines</text:p>
            </text:list-item>
            <text:list-item>
              <text:p text:style-name="P103">add comments to more methods</text:p>
            </text:list-item>
            <text:list-item>
              <text:p text:style-name="P103">reorganise method placement and add regions</text:p>
            </text:list-item>
            <text:list-item>
              <text:p text:style-name="P103">Create header fields</text:p>
            </text:list-item>
            <text:list-item>
              <text:p text:style-name="P103">update all methods/properties to new naming conventions</text:p>
            </text:list-item>
            <text:list-item>
              <text:p text:style-name="P103">delete unneeded/legacy code</text:p>
            </text:list-item>
          </text:list>
        </text:list-item>
      </text:list>
      <text:list xml:id="list6886668749002488906" text:style-name="L82">
        <text:list-item>
          <text:p text:style-name="P104">Clean up folders</text:p>
          <text:list>
            <text:list-item>
              <text:p text:style-name="P104">make more folders within folders</text:p>
            </text:list-item>
            <text:list-item>
              <text:p text:style-name="P104">place files in folders correctly</text:p>
            </text:list-item>
          </text:list>
        </text:list-item>
      </text:list>
      <text:list xml:id="list6060577676759549118" text:style-name="L83">
        <text:list-item>
          <text:p text:style-name="P105">Reorganise prefabs</text:p>
          <text:list>
            <text:list-item>
              <text:p text:style-name="P105">rename prefabs to appropriate names</text:p>
            </text:list-item>
            <text:list-item>
              <text:p text:style-name="P105">make sure everything that should be prefabed is prefabed</text:p>
            </text:list-item>
          </text:list>
        </text:list-item>
      </text:list>
      <text:p text:style-name="P5"/>
      <text:p text:style-name="P5">Sprint ?? Turn 10 buff event</text:p>
      <text:list xml:id="list4148530590426651052" text:style-name="L84">
        <text:list-item>
          <text:p text:style-name="P106">Player gains +5 gold and +1 troop count on every 10<text:span text:style-name="T1">th</text:span> turn</text:p>
        </text:list-item>
        <text:list-item>
          <text:p text:style-name="P106">Create new method in eventmanager: StartNewTenthTurnEvent</text:p>
          <text:list>
            <text:list-item>
              <text:p text:style-name="P106">triggers automatically on player turn start</text:p>
            </text:list-item>
            <text:list-item>
              <text:p text:style-name="P106">Create new reward panel, or edit the loot reward panel</text:p>
            </text:list-item>
          </text:list>
        </text:list-item>
      </text:list>
      <text:list xml:id="list5028732132376095416" text:style-name="L96">
        <text:list-item>
          <text:p text:style-name="P108"><text:soft-page-break/>Turn 10 rewards</text:p>
          <text:list>
            <text:list-item>
              <text:p text:style-name="P108">Design + implement 5 different rewards</text:p>
            </text:list-item>
          </text:list>
        </text:list-item>
      </text:list>
      <text:list xml:id="list1775326009989140182" text:style-name="L97">
        <text:list-item>
          <text:p text:style-name="P109">Add a panel below the top bar that contains the buffs the player has collected (like sts relic panel view)</text:p>
        </text:list-item>
        <text:list-item>
          <text:p text:style-name="P109"/>
        </text:list-item>
      </text:list>
      <text:p text:style-name="P5">Sprint ?? Line renderer for pathfinding on move orders for defenders</text:p>
      <text:p text:style-name="P1">Sprint ?? Warcasters</text:p>
      <text:list xml:id="list4137998179264470425" text:style-name="L85">
        <text:list-item>
          <text:p text:style-name="P58">Design and brainstorm ideas for warcasters and things ability</text:p>
          <text:list>
            <text:list-item>
              <text:p text:style-name="P58">power level</text:p>
            </text:list-item>
            <text:list-item>
              <text:p text:style-name="P58">abilities</text:p>
            </text:list-item>
            <text:list-item>
              <text:p text:style-name="P58">passive traits</text:p>
            </text:list-item>
            <text:list-item>
              <text:p text:style-name="P58">control zone abilities/passives</text:p>
            </text:list-item>
            <text:list-item>
              <text:p text:style-name="P107">what happens when a warcaster dies?</text:p>
            </text:list-item>
          </text:list>
        </text:list-item>
      </text:list>
      <text:p text:style-name="P5"/>
      <text:p text:style-name="P5"/>
      <text:p text:style-name="P5"/>
      <text:p text:style-name="P1"/>
      <text:p text:style-name="P1">Sprint ??: Weapon traits / attributes</text:p>
      <text:list xml:id="list5895161011428744524" text:style-name="L86">
        <text:list-item>
          <text:p text:style-name="P59">Design impement weapon traits/attributes property</text:p>
          <text:list>
            <text:list-item>
              <text:p text:style-name="P59">Add bools / enums to weaponDataSO</text:p>
              <text:list>
                <text:list-item>
                  <text:p text:style-name="P59">bool Heavy: weapon cant be used unless entrenched</text:p>
                </text:list-item>
                <text:list-item>
                  <text:p text:style-name="P59">bool Scoped: +10 aim to attacks with this weapon</text:p>
                </text:list-item>
                <text:list-item>
                  <text:p text:style-name="P59">Critical: 20% this weapon deals double damage</text:p>
                </text:list-item>
              </text:list>
            </text:list-item>
          </text:list>
        </text:list-item>
      </text:list>
      <text:list xml:id="list1091883233259060286" text:style-name="L87">
        <text:list-item>
          <text:p text:style-name="P60">How can this info be displayed?</text:p>
          <text:list>
            <text:list-item>
              <text:p text:style-name="P60">Passive / status manager?</text:p>
            </text:list-item>
            <text:list-item>
              <text:p text:style-name="P60">Weapon info panel?</text:p>
            </text:list-item>
          </text:list>
        </text:list-item>
      </text:list>
      <text:p text:style-name="P1"/>
      <text:p text:style-name="P1">Sprint ??: Ai logic / living entity logic updates</text:p>
      <text:list xml:id="list40426822" text:continue-list="list3063546414553391606" text:style-name="L52">
        <text:list-item>
          <text:p text:style-name="P56">Refactor all code in living entities related to ai logic in to AiLogic class</text:p>
        </text:list-item>
        <text:list-item>
          <text:p text:style-name="P56"><text:soft-page-break/>Create LivingEntityLogic static class</text:p>
          <text:list>
            <text:list-item>
              <text:p text:style-name="P56">class manages logic and bools related to both enemies and defenders, such as</text:p>
              <text:list>
                <text:list-item>
                  <text:p text:style-name="P56">IsTargetInRange</text:p>
                </text:list-item>
                <text:list-item>
                  <text:p text:style-name="P56">IsEngagedInMelee</text:p>
                </text:list-item>
                <text:list-item>
                  <text:p text:style-name="P56">IsTargetValid</text:p>
                </text:list-item>
                <text:list-item>
                  <text:p text:style-name="P56">IsAbilityValid</text:p>
                </text:list-item>
                <text:list-item>
                  <text:p text:style-name="P56">etc</text:p>
                </text:list-item>
              </text:list>
            </text:list-item>
          </text:list>
        </text:list-item>
      </text:list>
      <text:list xml:id="list388924532183780439" text:style-name="L88">
        <text:list-item>
          <text:p text:style-name="P61">Update and bug test all current AI logic code</text:p>
        </text:list-item>
        <text:list-item>
          <text:p text:style-name="P61">Update Hive species AI logic</text:p>
          <text:list>
            <text:list-item>
              <text:p text:style-name="P61">advance in cover</text:p>
            </text:list-item>
            <text:list-item>
              <text:p text:style-name="P61">try circumvent a targets cover and flank</text:p>
            </text:list-item>
            <text:list-item>
              <text:p text:style-name="P61">if target already in range AND not in cover, move to a new cover location in range and LoS of target logic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>Sprint ??: Player Score</text:p>
      <text:list xml:id="list3483262185364879738" text:style-name="L89">
        <text:list-item>
          <text:p text:style-name="P62">Implement a scoring system</text:p>
        </text:list-item>
      </text:list>
      <text:list xml:id="list996770666777616178" text:style-name="L90">
        <text:list-item>
          <text:p text:style-name="P63">New Script: Player score manager</text:p>
        </text:list-item>
        <text:list-item>
          <text:p text:style-name="P63">Design different ways to score more points</text:p>
          <text:list>
            <text:list-item>
              <text:p text:style-name="P63">enemies killed</text:p>
            </text:list-item>
            <text:list-item>
              <text:p text:style-name="P63">resources collected</text:p>
            </text:list-item>
            <text:list-item>
              <text:p text:style-name="P63">tiles moved over</text:p>
            </text:list-item>
            <text:list-item>
              <text:p text:style-name="P63">shots hit / missed</text:p>
            </text:list-item>
            <text:list-item>
              <text:p text:style-name="P63">defenders lost</text:p>
            </text:list-item>
            <text:list-item>
              <text:p text:style-name="P63">obstructions built</text:p>
            </text:list-item>
            <text:list-item>
              <text:p text:style-name="P63">waves survived / turns survived</text:p>
            </text:list-item>
          </text:list>
        </text:list-item>
      </text:list>
      <text:p text:style-name="P1"><text:soft-page-break/></text:p>
      <text:p text:style-name="P1"/>
      <text:p text:style-name="P1"/>
      <text:p text:style-name="P1"/>
      <text:p text:style-name="P1"/>
      <text:list xml:id="list6651418066620905503" text:style-name="L91">
        <text:list-header>
          <text:p text:style-name="P64"/>
        </text:list-header>
      </text:list>
      <text:p text:style-name="P1"/>
      <text:p text:style-name="P1">Different map presets</text:p>
      <text:list xml:id="list8427306692929884393" text:style-name="L92">
        <text:list-item>
          <text:p text:style-name="P65">Implement and design 3 different maps</text:p>
        </text:list-item>
        <text:list-item>
          <text:p text:style-name="P65">balance, test and modify maps</text:p>
        </text:list-item>
        <text:list-item>
          <text:p text:style-name="P65">implement level manager method for randomly choosing a map</text:p>
        </text:list-item>
      </text:list>
      <text:p text:style-name="P1"/>
      <text:p text:style-name="P1"/>
      <text:p text:style-name="P1"/>
      <text:p text:style-name="P1">Incoming Events system / panel wheel thing</text:p>
      <text:p text:style-name="P1"/>
      <text:list xml:id="list8090953850448279894" text:style-name="L93">
        <text:list-item>
          <text:p text:style-name="P66">Maybe can combine engineer and radioman into a single role OR</text:p>
        </text:list-item>
        <text:list-item>
          <text:p text:style-name="P66">Radio man should have good support abilities/passives (increase ally defense, mark targets, etc)</text:p>
        </text:list-item>
        <text:list-item>
          <text:p text:style-name="P66">Extra potential classes</text:p>
          <text:list>
            <text:list-item>
              <text:p text:style-name="P66">Medic</text:p>
            </text:list-item>
            <text:list-item>
              <text:p text:style-name="P66">Scout</text:p>
            </text:list-item>
            <text:list-item>
              <text:p text:style-name="P66">Sergeant</text:p>
            </text:list-item>
            <text:list-item>
              <text:p text:style-name="P66">Demolition Expert</text:p>
            </text:list-item>
            <text:list-item>
              <text:p text:style-name="P66">Mortar man</text:p>
            </text:list-item>
          </text:list>
        </text:list-item>
      </text:list>
      <text:p text:style-name="P1"/>
      <text:p text:style-name="P1"/>
      <text:p text:style-name="P1">Play Test Notes 9/10/19</text:p>
      <text:list xml:id="list32143762879182754" text:style-name="L94">
        <text:list-item>
          <text:p text:style-name="P67">loot box timer view cant be seen, increase sorting order FIXED</text:p>
        </text:list-item>
        <text:list-item>
          <text:p text:style-name="P67"><text:soft-page-break/>hit chance panel lingering: could be caused by cancelling an order while hovered over an enemy FIXED</text:p>
        </text:list-item>
        <text:list-item>
          <text:p text:style-name="P67">loot boxes can be opened without an adjacent character FIXED</text:p>
        </text:list-item>
        <text:list-item>
          <text:p text:style-name="P67">Escape button not correctly clearing order / unselecting defender / etc FIXED</text:p>
        </text:list-item>
        <text:list-item>
          <text:p text:style-name="P67">Tile cover hover not deactivating correctly FIXED</text:p>
        </text:list-item>
        <text:list-item>
          <text:p text:style-name="P67">Overwatch attacks occuring against camoflaged targets FIXED</text:p>
        </text:list-item>
      </text:list>
      <text:p text:style-name="P1">Play test notes on PC 15/10/19</text:p>
      <text:list xml:id="list5527704509816904567" text:style-name="L95">
        <text:list-item>
          <text:p text:style-name="P69">Game could be a little more difficult</text:p>
        </text:list-item>
        <text:list-item>
          <text:p text:style-name="P69">Need turn 10 +5 gold and +1 max troop count implemented</text:p>
        </text:list-item>
        <text:list-item>
          <text:p text:style-name="P69">Game felt a little stale after turn 15, maybe need more enemies</text:p>
        </text:list-item>
        <text:list-item>
          <text:p text:style-name="P69">Camping around base and overwatching felt like the common start, how to change this?</text:p>
          <text:list>
            <text:list-item>
              <text:p text:style-name="P69">New enemy, alien sniper?</text:p>
            </text:list-item>
          </text:list>
        </text:list-item>
      </text:list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0-16T20:22:03.63</dc:date>
    <dc:creator>will black</dc:creator>
    <meta:editing-duration>P15DT13H42M57S</meta:editing-duration>
    <meta:editing-cycles>501</meta:editing-cycles>
    <meta:generator>OpenOffice/4.1.6$Win32 OpenOffice.org_project/416m1$Build-9790</meta:generator>
    <meta:document-statistic meta:table-count="0" meta:image-count="0" meta:object-count="0" meta:page-count="25" meta:paragraph-count="633" meta:word-count="4714" meta:character-count="27190"/>
  </office:meta>
</office:document-meta>
</file>